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CMR10" svg:font-family="CMR10"/>
    <style:font-face style:name="CMTI10" svg:font-family="CMTI10"/>
    <style:font-face style:name="CMTT10" svg:font-family="CMTT10"/>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Liberation Serif" fo:font-size="12pt" officeooo:rsid="000120ff" officeooo:paragraph-rsid="000120ff" style:font-size-asian="12pt" style:font-size-complex="12pt"/>
    </style:style>
    <style:style style:name="P2" style:family="paragraph" style:parent-style-name="Standard">
      <style:text-properties style:font-name="Liberation Serif" fo:font-size="12pt" officeooo:rsid="000229e0" officeooo:paragraph-rsid="000229e0" style:font-size-asian="12pt" style:font-size-complex="12pt"/>
    </style:style>
    <style:style style:name="P3" style:family="paragraph" style:parent-style-name="Standard">
      <style:text-properties style:font-name="Liberation Serif" fo:font-size="12pt" officeooo:rsid="0003b095" officeooo:paragraph-rsid="0004fd8a" style:font-size-asian="12pt" style:font-size-complex="12pt"/>
    </style:style>
    <style:style style:name="P4" style:family="paragraph" style:parent-style-name="Standard">
      <style:text-properties style:font-name="Liberation Serif" fo:font-size="12pt" officeooo:paragraph-rsid="0007b1af" style:font-size-asian="12pt" style:font-size-complex="12pt"/>
    </style:style>
    <style:style style:name="P5" style:family="paragraph" style:parent-style-name="Standard">
      <style:text-properties style:font-name="Liberation Serif" fo:font-size="12pt" officeooo:rsid="0007b1af" officeooo:paragraph-rsid="0007b1af" style:font-size-asian="12pt" style:font-size-complex="12pt"/>
    </style:style>
    <style:style style:name="P6" style:family="paragraph" style:parent-style-name="Standard">
      <style:text-properties style:font-name="Liberation Serif" fo:font-size="12pt" officeooo:rsid="000a3be6" officeooo:paragraph-rsid="000bfbf1" style:font-size-asian="12pt" style:font-size-complex="12pt"/>
    </style:style>
    <style:style style:name="P7" style:family="paragraph" style:parent-style-name="Standard">
      <style:text-properties style:font-name="Liberation Serif" fo:font-size="12pt" officeooo:rsid="000a3be6" officeooo:paragraph-rsid="000c3919" style:font-size-asian="12pt" style:font-size-complex="12pt"/>
    </style:style>
    <style:style style:name="P8" style:family="paragraph" style:parent-style-name="Standard">
      <style:text-properties style:font-name="Liberation Serif" fo:font-size="12pt" officeooo:paragraph-rsid="000c3919" style:font-size-asian="12pt" style:font-size-complex="12pt"/>
    </style:style>
    <style:style style:name="P9" style:family="paragraph" style:parent-style-name="Text_20_body">
      <style:text-properties style:font-name="Liberation Serif" fo:font-size="12pt" officeooo:paragraph-rsid="000229e0" style:font-size-asian="12pt" style:font-size-complex="12pt"/>
    </style:style>
    <style:style style:name="T1" style:family="text">
      <style:text-properties officeooo:rsid="000229e0"/>
    </style:style>
    <style:style style:name="T2" style:family="text">
      <style:text-properties officeooo:rsid="0002a064"/>
    </style:style>
    <style:style style:name="T3" style:family="text">
      <style:text-properties officeooo:rsid="0002e2f4"/>
    </style:style>
    <style:style style:name="T4" style:family="text">
      <style:text-properties officeooo:rsid="00039dc1"/>
    </style:style>
    <style:style style:name="T5" style:family="text">
      <style:text-properties officeooo:rsid="0004fd8a"/>
    </style:style>
    <style:style style:name="T6" style:family="text">
      <style:text-properties officeooo:rsid="00061884"/>
    </style:style>
    <style:style style:name="T7" style:family="text">
      <style:text-properties officeooo:rsid="0007ac9c"/>
    </style:style>
    <style:style style:name="T8" style:family="text">
      <style:text-properties officeooo:rsid="0007b1af"/>
    </style:style>
    <style:style style:name="T9" style:family="text">
      <style:text-properties style:font-name="CMR10" fo:font-size="10pt"/>
    </style:style>
    <style:style style:name="T10" style:family="text">
      <style:text-properties style:font-name="CMTI10" fo:font-size="10pt"/>
    </style:style>
    <style:style style:name="T11" style:family="text">
      <style:text-properties fo:font-size="10pt"/>
    </style:style>
    <style:style style:name="T12" style:family="text">
      <style:text-properties officeooo:rsid="00096c67"/>
    </style:style>
    <style:style style:name="T13" style:family="text">
      <style:text-properties officeooo:rsid="000a3be6"/>
    </style:style>
    <style:style style:name="T14" style:family="text">
      <style:text-properties officeooo:rsid="000bfbf1"/>
    </style:style>
    <style:style style:name="T15" style:family="text">
      <style:text-properties officeooo:rsid="000c3919"/>
    </style:style>
    <style:style style:name="T16" style:family="text">
      <style:text-properties officeooo:rsid="0012dc47"/>
    </style:style>
    <style:style style:name="T17" style:family="text">
      <style:text-properties style:font-name="CMTT10" fo:font-size="10pt"/>
    </style:style>
    <style:style style:name="T18" style:family="text">
      <style:text-properties style:font-name="CMTT10" fo:font-size="10pt" officeooo:rsid="0012dc47"/>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text:start-value="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text:start-value="0">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An aggregation relationship is the ownership of a certain class over specified objects. It is a type of association between two or more objects. It is denoted with a line between the two objects where the class which owns the object, contains a diamond at their end of the line. In this relationship, even if the source class is destroyed, the objects it related to still stand as the deleting one element does not affect the other. Aggregation is considered a weak type of association. </text:p>
      <text:p text:style-name="P1"/>
      <text:p text:style-name="P1">A composition relationship is a two-way, binary association between objects where one relies exclusively on the other. It is a type of association and it is denoted with a line between these two objects where the object that is being relied upon has a black diamond at the end of their line. If the object that contained the side with the black diamond is removed, all its composition relationships are also removed as they relied on the parent object to exist. Composition is considered a strong type of association. </text:p>
      <text:p text:style-name="P1"/>
      <text:p text:style-name="P1">These two concepts are both types of association relationships. Both link two objects <text:span text:style-name="T8">and rely on them for definition where one is more -------</text:span></text:p>
      <text:p text:style-name="P1"/>
      <text:p text:style-name="P1"/>
      <text:p text:style-name="P2">2)</text:p>
      <text:p text:style-name="P2"/>
      <text:p text:style-name="P2">a) A primitive obsession smell is when <text:span text:style-name="T2">primitives (such as strings, integers, floats, etc..) are used in place of values that require more data than a primitive can </text:span><text:span text:style-name="T3">provide. For example, using a simple float for money instead of a class for money. Using the </text:span><text:span text:style-name="T4">primitive</text:span><text:span text:style-name="T3"> can provide you with only the value </text:span><text:span text:style-name="T4">tied to that variable</text:span><text:span text:style-name="T3"> however, if you were to use a class instead, you could associate more fields and functions tied to money </text:span><text:span text:style-name="T4">and its respective </text:span><text:span text:style-name="T3">calculations such as having a </text:span><text:span text:style-name="T4">specific </text:span><text:span text:style-name="T3">currency type as well as having a function that could convert to a specified currency. </text:span></text:p>
      <text:p text:style-name="P2"/>
      <text:p text:style-name="P9"><text:span text:style-name="T1">(b) Give a simple example to show how refactoring primitive obsession can increase cohe</text:span>sion. </text:p>
      <text:p text:style-name="P2"/>
      <text:p text:style-name="P3">b) <text:span text:style-name="T5">Refactoring primitives can increase cohesion by making sure that these refactoring of the primitives into those classes have a single and clear responsibility towards the overall module that they are created in. Lets say we say that we have a common “User” class that requires username, address, name and age. Taking </text:span><text:span text:style-name="T6">the field </text:span><text:span text:style-name="T4">addresses </text:span><text:span text:style-name="T5">as an example;</text:span><text:span text:style-name="T4"> </text:span><text:span text:style-name="T7">i</text:span><text:span text:style-name="T4">nstead of having an address stored as a primitive String, you could instead make a class of addresses with multiple string values and a function to return the address in a specified format. </text:span><text:span text:style-name="T8">In doing such, the class address -------</text:span></text:p>
      <text:p text:style-name="P2"/>
      <text:p text:style-name="P2"/>
      <text:p text:style-name="P4"><text:span text:style-name="T8">3) </text:span>For each of the following kinds of system test, briefly explain why we might do these tests and how we do this kind of testing.</text:p>
      <text:p text:style-name="P5"/>
      <text:p text:style-name="P5">a) Configuration testing is done throughout the life of the product; done whenever there is a change in the hardware or software configuration. We do this to ensure that different configurations of hardware <text:span text:style-name="T12">or software</text:span> with <text:span text:style-name="T12">the chosen program </text:span>do not behave abnormally <text:span text:style-name="T13">and, to correct them if they do as well as </text:span>to determine the optimal configuration for the program. <text:span text:style-name="T12">To do this kind of testing, the program should be tested on various machines with different hardware configurations as well as different software versions to run the required program.</text:span></text:p>
      <text:p text:style-name="P5"/>
      <text:p text:style-name="P6">b) Compliance testing <text:span text:style-name="T14">is done to make sure that the product, before it is sent to production, adheres to the standards defined internal or externally. This is so that we can test against these standards and make </text:span><text:soft-page-break/><text:span text:style-name="T14">sure our application conforms to them. We do this kind of testing by outlining the standards and guidelines our application needs to conform to and testing to make sure it does. ------</text:span></text:p>
      <text:p text:style-name="P6"/>
      <text:p text:style-name="P6"><text:span text:style-name="T14">4)</text:span></text:p>
      <text:p text:style-name="P6"/>
      <text:p text:style-name="P7"><text:span text:style-name="T14">a) As the Flyweight objects are all similar </text:span><text:span text:style-name="T15">if not identical </text:span><text:span text:style-name="T14">in </text:span><text:span text:style-name="T15">their attributes and methods</text:span><text:span text:style-name="T14">, it is good to have a factory as </text:span><text:span text:style-name="T15">it is more efficient on the memory as one object would be created and other would just make references to the same objects but with different data. -----</text:span></text:p>
      <text:p text:style-name="P7"/>
      <text:p text:style-name="P8"><text:span text:style-name="T15">b) </text:span><text:span text:style-name="T16">As the singleton pattern limits the instantiation of a class to one, it will be of good use for the </text:span>ImageObjectFactory <text:span text:style-name="T16">we don’t want multiple classes producing FlyweightSprites at the same time as the other. </text:span></text:p>
      <text:p text:style-name="P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CMR10" svg:font-family="CMR10"/>
    <style:font-face style:name="CMTI10" svg:font-family="CMTI10"/>
    <style:font-face style:name="CMTT10" svg:font-family="CMTT10"/>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 style:font-family-complex="'Noto Sans Devanagari'" style:font-family-generic-complex="swiss" style:language-complex="zxx" style:country-complex="none"/>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01T10:32:12.882871226</meta:creation-date>
    <dc:date>2022-12-03T22:39:13.329007101</dc:date>
    <meta:editing-duration>PT6H11M53S</meta:editing-duration>
    <meta:editing-cycles>18</meta:editing-cycles>
    <meta:generator>LibreOffice/7.4.3.2$MacOSX_AARCH64 LibreOffice_project/1048a8393ae2eeec98dff31b5c133c5f1d08b890</meta:generator>
    <meta:document-statistic meta:table-count="0" meta:image-count="0" meta:object-count="0" meta:page-count="2" meta:paragraph-count="13" meta:word-count="686" meta:character-count="3976" meta:non-whitespace-character-count="3298"/>
  </office:meta>
</office:document-meta>
</file>